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6042in" fo:margin-left="1.0979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1.60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6.0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sv" fo:country="SE" officeooo:paragraph-rsid="0000e749"/>
    </style:style>
    <style:style style:name="P2" style:family="paragraph" style:parent-style-name="Text_20_body">
      <style:text-properties fo:language="sv" fo:country="SE" officeooo:rsid="0000e749" officeooo:paragraph-rsid="0000e749"/>
    </style:style>
    <style:style style:name="P3" style:family="paragraph" style:parent-style-name="Text_20_body">
      <style:text-properties fo:language="sv" fo:country="SE" officeooo:rsid="0000e749" officeooo:paragraph-rsid="0002ffc7"/>
    </style:style>
    <style:style style:name="P4" style:family="paragraph" style:parent-style-name="Text_20_body" style:list-style-name="L1">
      <style:text-properties fo:language="sv" fo:country="SE" officeooo:rsid="0000e749" officeooo:paragraph-rsid="0000e749"/>
    </style:style>
    <style:style style:name="P5" style:family="paragraph" style:parent-style-name="Text_20_body" style:list-style-name="L1">
      <style:text-properties fo:language="sv" fo:country="SE" officeooo:rsid="0000e749" officeooo:paragraph-rsid="000d41cb"/>
    </style:style>
    <style:style style:name="P6" style:family="paragraph" style:parent-style-name="Text_20_body">
      <style:text-properties fo:language="sv" fo:country="SE" officeooo:paragraph-rsid="0005c7c9"/>
    </style:style>
    <style:style style:name="P7" style:family="paragraph" style:parent-style-name="Text_20_body">
      <style:text-properties fo:language="sv" fo:country="SE" officeooo:rsid="000715c3" officeooo:paragraph-rsid="000862e9"/>
    </style:style>
    <style:style style:name="P8" style:family="paragraph" style:parent-style-name="Text_20_body">
      <style:text-properties fo:language="sv" fo:country="SE" officeooo:rsid="000715c3" officeooo:paragraph-rsid="00087fdd"/>
    </style:style>
    <style:style style:name="P9" style:family="paragraph" style:parent-style-name="Text_20_body">
      <style:text-properties fo:language="sv" fo:country="SE" officeooo:rsid="00075ca0" officeooo:paragraph-rsid="000862e9"/>
    </style:style>
    <style:style style:name="P10" style:family="paragraph" style:parent-style-name="Text_20_body">
      <style:text-properties fo:language="sv" fo:country="SE" officeooo:rsid="00075ca0" officeooo:paragraph-rsid="001a4ec5"/>
    </style:style>
    <style:style style:name="P11" style:family="paragraph" style:parent-style-name="Text_20_body">
      <style:text-properties fo:language="sv" fo:country="SE" fo:font-style="normal" officeooo:rsid="00087fdd" officeooo:paragraph-rsid="00087fdd" fo:background-color="#ffffff" style:font-style-asian="normal" style:font-style-complex="normal"/>
    </style:style>
    <style:style style:name="P12" style:family="paragraph" style:parent-style-name="Text_20_body" style:list-style-name="L1">
      <style:text-properties fo:language="sv" fo:country="SE" officeooo:rsid="000b51b1" officeooo:paragraph-rsid="000b51b1"/>
    </style:style>
    <style:style style:name="P13" style:family="paragraph" style:parent-style-name="Text_20_body" style:list-style-name="L1">
      <style:text-properties fo:language="sv" fo:country="SE" officeooo:rsid="000b51b1" officeooo:paragraph-rsid="000d41cb"/>
    </style:style>
    <style:style style:name="P14" style:family="paragraph" style:parent-style-name="Text_20_body" style:list-style-name="L1">
      <style:text-properties fo:language="sv" fo:country="SE" officeooo:rsid="000b51b1" officeooo:paragraph-rsid="00102b3d"/>
    </style:style>
    <style:style style:name="P15" style:family="paragraph" style:parent-style-name="Text_20_body" style:list-style-name="L1">
      <style:text-properties fo:language="sv" fo:country="SE" fo:font-style="italic" officeooo:rsid="000b51b1" officeooo:paragraph-rsid="000b51b1" style:font-style-asian="italic" style:font-style-complex="italic"/>
    </style:style>
    <style:style style:name="P16" style:family="paragraph" style:parent-style-name="Text_20_body" style:list-style-name="L1">
      <style:text-properties fo:language="sv" fo:country="SE" fo:font-style="italic" officeooo:rsid="000b51b1" officeooo:paragraph-rsid="000d41cb" style:font-style-asian="italic" style:font-style-complex="italic"/>
    </style:style>
    <style:style style:name="P17" style:family="paragraph" style:parent-style-name="Text_20_body" style:list-style-name="L1">
      <style:text-properties fo:language="sv" fo:country="SE" fo:font-style="italic" officeooo:rsid="000b51b1" officeooo:paragraph-rsid="00102b3d" style:font-style-asian="italic" style:font-style-complex="italic"/>
    </style:style>
    <style:style style:name="P18" style:family="paragraph" style:parent-style-name="Text_20_body" style:list-style-name="L1">
      <style:text-properties fo:language="sv" fo:country="SE" fo:font-style="italic" officeooo:rsid="000d41cb" officeooo:paragraph-rsid="000d41cb" style:font-style-asian="italic" style:font-style-complex="italic"/>
    </style:style>
    <style:style style:name="P19" style:family="paragraph" style:parent-style-name="Text_20_body" style:list-style-name="L1">
      <style:text-properties fo:language="sv" fo:country="SE" fo:font-style="italic" officeooo:rsid="000d41cb" officeooo:paragraph-rsid="00115b8e" style:font-style-asian="italic" style:font-style-complex="italic"/>
    </style:style>
    <style:style style:name="P20" style:family="paragraph" style:parent-style-name="Text_20_body" style:list-style-name="L1">
      <style:text-properties fo:language="sv" fo:country="SE" fo:font-style="italic" officeooo:rsid="00102b3d" officeooo:paragraph-rsid="00102b3d" style:font-style-asian="italic" style:font-style-complex="italic"/>
    </style:style>
    <style:style style:name="P21" style:family="paragraph" style:parent-style-name="Text_20_body" style:list-style-name="L1">
      <style:text-properties fo:language="sv" fo:country="SE" officeooo:rsid="000d41cb" officeooo:paragraph-rsid="000d41cb"/>
    </style:style>
    <style:style style:name="P22" style:family="paragraph" style:parent-style-name="Text_20_body" style:list-style-name="L1">
      <style:text-properties fo:language="sv" fo:country="SE" officeooo:rsid="000d41cb" officeooo:paragraph-rsid="00102b3d"/>
    </style:style>
    <style:style style:name="P23" style:family="paragraph" style:parent-style-name="Text_20_body" style:list-style-name="L1">
      <style:text-properties fo:language="sv" fo:country="SE" officeooo:rsid="000d41cb" officeooo:paragraph-rsid="00115b8e"/>
    </style:style>
    <style:style style:name="P24" style:family="paragraph" style:parent-style-name="Text_20_body">
      <style:text-properties fo:language="sv" fo:country="SE" officeooo:rsid="00102b3d" officeooo:paragraph-rsid="00102b3d"/>
    </style:style>
    <style:style style:name="P25" style:family="paragraph" style:parent-style-name="Text_20_body" style:list-style-name="L1">
      <style:text-properties fo:language="sv" fo:country="SE" officeooo:rsid="00115b8e" officeooo:paragraph-rsid="00115b8e"/>
    </style:style>
    <style:style style:name="P26" style:family="paragraph" style:parent-style-name="Text_20_body" style:list-style-name="L1">
      <style:text-properties fo:language="sv" fo:country="SE" officeooo:rsid="0014ca70" officeooo:paragraph-rsid="0014ca70"/>
    </style:style>
    <style:style style:name="P27" style:family="paragraph" style:parent-style-name="Text_20_body">
      <style:text-properties fo:language="sv" fo:country="SE" officeooo:paragraph-rsid="001882a8"/>
    </style:style>
    <style:style style:name="P28" style:family="paragraph" style:parent-style-name="Text_20_body" style:list-style-name="L1">
      <style:text-properties fo:language="sv" fo:country="SE" officeooo:rsid="001a4ec5" officeooo:paragraph-rsid="001a4ec5"/>
    </style:style>
    <style:style style:name="P29" style:family="paragraph" style:parent-style-name="Text_20_body">
      <style:text-properties fo:language="sv" fo:country="SE" officeooo:rsid="001c1d3f" officeooo:paragraph-rsid="001c1d3f"/>
    </style:style>
    <style:style style:name="P30" style:family="paragraph" style:parent-style-name="Text_20_body">
      <style:text-properties officeooo:rsid="000715c3" officeooo:paragraph-rsid="000715c3"/>
    </style:style>
    <style:style style:name="P31" style:family="paragraph" style:parent-style-name="Text_20_body">
      <style:text-properties officeooo:rsid="001219fd" officeooo:paragraph-rsid="00124898"/>
    </style:style>
    <style:style style:name="P32" style:family="paragraph" style:parent-style-name="Text_20_body">
      <style:text-properties officeooo:paragraph-rsid="0014ca70"/>
    </style:style>
    <style:style style:name="P33" style:family="paragraph" style:parent-style-name="Text_20_body" style:list-style-name="L1">
      <style:text-properties style:font-name="Ubuntu Mono" fo:language="sv" fo:country="SE" officeooo:rsid="0000e749" officeooo:paragraph-rsid="0000e749"/>
    </style:style>
    <style:style style:name="P34" style:family="paragraph" style:parent-style-name="Text_20_body" style:list-style-name="L1">
      <style:text-properties style:font-name="Ubuntu Mono" fo:language="sv" fo:country="SE" officeooo:rsid="0000e749" officeooo:paragraph-rsid="001a4ec5"/>
    </style:style>
    <style:style style:name="P35" style:family="paragraph" style:parent-style-name="Text_20_body" style:list-style-name="L1">
      <style:text-properties style:font-name="Ubuntu Mono" fo:language="sv" fo:country="SE" officeooo:rsid="00115b8e" officeooo:paragraph-rsid="00115b8e"/>
    </style:style>
    <style:style style:name="P36" style:family="paragraph" style:parent-style-name="Text_20_body" style:list-style-name="L1">
      <style:text-properties style:font-name="Ubuntu Mono" fo:language="sv" fo:country="SE" officeooo:rsid="001067db" officeooo:paragraph-rsid="001067db"/>
    </style:style>
    <style:style style:name="P37" style:family="paragraph" style:parent-style-name="Text_20_body">
      <style:text-properties style:font-name="Ubuntu Mono" fo:language="sv" fo:country="SE" officeooo:rsid="000715c3" officeooo:paragraph-rsid="000862e9" fo:background-color="#eeeeee"/>
    </style:style>
    <style:style style:name="P38" style:family="paragraph" style:parent-style-name="Text_20_body">
      <style:text-properties style:font-name="Ubuntu Mono" fo:language="sv" fo:country="SE" officeooo:rsid="00075ca0" officeooo:paragraph-rsid="000862e9" fo:background-color="#eeeeee"/>
    </style:style>
    <style:style style:name="P39" style:family="paragraph" style:parent-style-name="Text_20_body">
      <style:paragraph-properties fo:line-height="150%"/>
      <style:text-properties style:font-name="Ubuntu Mono" fo:language="sv" fo:country="SE" fo:font-style="normal" officeooo:rsid="00087fdd" officeooo:paragraph-rsid="00087fdd" fo:background-color="#eeeeee" style:font-style-asian="normal" style:font-style-complex="normal"/>
    </style:style>
    <style:style style:name="P40" style:family="paragraph" style:parent-style-name="Text_20_body" style:list-style-name="L1">
      <style:text-properties style:font-name="Ubuntu Mono" officeooo:paragraph-rsid="0000e749"/>
    </style:style>
    <style:style style:name="P41" style:family="paragraph" style:parent-style-name="Text_20_body" style:list-style-name="L1">
      <style:text-properties style:font-name="Liberation Serif" fo:language="sv" fo:country="SE" fo:font-style="italic" officeooo:rsid="000d41cb" officeooo:paragraph-rsid="001a4ec5" style:font-style-asian="italic" style:font-style-complex="italic"/>
    </style:style>
    <style:style style:name="P42" style:family="paragraph" style:parent-style-name="Table_20_Contents">
      <style:text-properties fo:font-size="10pt" fo:language="sv" fo:country="SE" style:font-size-asian="10pt" style:font-size-complex="10pt"/>
    </style:style>
    <style:style style:name="P43" style:family="paragraph" style:parent-style-name="Table_20_Contents">
      <style:text-properties fo:font-size="10pt" fo:language="sv" fo:country="SE" officeooo:rsid="000d82fb" officeooo:paragraph-rsid="000d82fb" style:font-size-asian="10pt" style:font-size-complex="10pt"/>
    </style:style>
    <style:style style:name="P44" style:family="paragraph" style:parent-style-name="Table_20_Contents">
      <style:text-properties fo:font-size="10pt" fo:language="sv" fo:country="SE" officeooo:rsid="000e6908" officeooo:paragraph-rsid="000e6908" style:font-size-asian="10pt" style:font-size-complex="10pt"/>
    </style:style>
    <style:style style:name="P45" style:family="paragraph" style:parent-style-name="Table_20_Contents">
      <style:text-properties fo:font-size="10pt" fo:language="sv" fo:country="SE" officeooo:rsid="000e6908" officeooo:paragraph-rsid="001067db" style:font-size-asian="10pt" style:font-size-complex="10pt"/>
    </style:style>
    <style:style style:name="P46" style:family="paragraph" style:parent-style-name="Table_20_Contents">
      <style:text-properties fo:font-size="10pt" fo:language="sv" fo:country="SE" fo:font-style="italic" fo:font-weight="normal" officeooo:rsid="000d82fb" officeooo:paragraph-rsid="000d82fb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Table_20_Contents">
      <style:text-properties fo:font-size="10pt" fo:language="sv" fo:country="SE" fo:font-style="italic" officeooo:rsid="000d82fb" officeooo:paragraph-rsid="000d82fb" style:font-size-asian="10pt" style:font-style-asian="italic" style:font-size-complex="10pt" style:font-style-complex="italic"/>
    </style:style>
    <style:style style:name="P48" style:family="paragraph" style:parent-style-name="Table_20_Contents">
      <style:text-properties fo:font-size="10pt" fo:language="sv" fo:country="SE" fo:font-style="italic" officeooo:rsid="000e6908" officeooo:paragraph-rsid="000e6908" style:font-size-asian="10pt" style:font-style-asian="italic" style:font-size-complex="10pt" style:font-style-complex="italic"/>
    </style:style>
    <style:style style:name="P49" style:family="paragraph" style:parent-style-name="Table_20_Contents">
      <style:text-properties officeooo:rsid="0014ca70" officeooo:paragraph-rsid="0014ca70"/>
    </style:style>
    <style:style style:name="P50" style:family="paragraph" style:parent-style-name="Title">
      <style:text-properties officeooo:rsid="001caabe" officeooo:paragraph-rsid="001caabe"/>
    </style:style>
    <style:style style:name="P51" style:family="paragraph" style:parent-style-name="Heading_20_1">
      <style:text-properties fo:language="sv" fo:country="SE" officeooo:paragraph-rsid="0000e749"/>
    </style:style>
    <style:style style:name="P52" style:family="paragraph" style:parent-style-name="Heading_20_1">
      <style:text-properties officeooo:rsid="0014ca70" officeooo:paragraph-rsid="0014ca70"/>
    </style:style>
    <style:style style:name="P53" style:family="paragraph" style:parent-style-name="Heading_20_1">
      <style:paragraph-properties fo:break-before="page"/>
      <style:text-properties officeooo:paragraph-rsid="0000e749"/>
    </style:style>
    <style:style style:name="P54" style:family="paragraph" style:parent-style-name="Footnote">
      <style:text-properties officeooo:rsid="0005c24d" officeooo:paragraph-rsid="0016597f"/>
    </style:style>
    <style:style style:name="T1" style:family="text">
      <style:text-properties officeooo:rsid="0000e749"/>
    </style:style>
    <style:style style:name="T2" style:family="text">
      <style:text-properties fo:language="sv" fo:country="SE"/>
    </style:style>
    <style:style style:name="T3" style:family="text">
      <style:text-properties fo:language="sv" fo:country="SE" officeooo:rsid="0000e749"/>
    </style:style>
    <style:style style:name="T4" style:family="text">
      <style:text-properties fo:language="sv" fo:country="SE" fo:font-style="italic" fo:font-weight="normal" officeooo:rsid="0002daa5" style:font-style-asian="italic" style:font-weight-asian="normal" style:font-style-complex="italic" style:font-weight-complex="normal"/>
    </style:style>
    <style:style style:name="T5" style:family="text">
      <style:text-properties fo:language="sv" fo:country="SE" fo:font-style="italic" fo:font-weight="normal" officeooo:rsid="00124898" style:font-style-asian="italic" style:font-weight-asian="normal" style:font-style-complex="italic" style:font-weight-complex="normal"/>
    </style:style>
    <style:style style:name="T6" style:family="text">
      <style:text-properties fo:language="sv" fo:country="SE" fo:font-style="italic" fo:font-weight="normal" officeooo:rsid="0000e749" style:font-style-asian="italic" style:font-weight-asian="normal" style:font-style-complex="italic" style:font-weight-complex="normal"/>
    </style:style>
    <style:style style:name="T7" style:family="text">
      <style:text-properties fo:language="sv" fo:country="SE" fo:font-style="italic" style:font-style-asian="italic" style:font-style-complex="italic"/>
    </style:style>
    <style:style style:name="T8" style:family="text">
      <style:text-properties fo:language="sv" fo:country="SE" fo:font-style="italic" officeooo:rsid="001412fa" style:font-style-asian="italic" style:font-style-complex="italic"/>
    </style:style>
    <style:style style:name="T9" style:family="text">
      <style:text-properties fo:language="sv" fo:country="SE" fo:font-style="normal" fo:font-weight="normal" officeooo:rsid="00124898" style:font-style-asian="normal" style:font-weight-asian="normal" style:font-style-complex="normal" style:font-weight-complex="normal"/>
    </style:style>
    <style:style style:name="T10" style:family="text">
      <style:text-properties fo:language="sv" fo:country="SE" officeooo:rsid="00075ca0"/>
    </style:style>
    <style:style style:name="T11" style:family="text">
      <style:text-properties fo:language="sv" fo:country="SE" officeooo:rsid="001412f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5c7c9" style:font-weight-asian="bold" style:font-weight-complex="bold"/>
    </style:style>
    <style:style style:name="T14" style:family="text">
      <style:text-properties fo:font-weight="bold" officeooo:rsid="00102b3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0862e9" style:font-style-asian="italic" style:font-style-complex="italic"/>
    </style:style>
    <style:style style:name="T17" style:family="text">
      <style:text-properties fo:font-style="italic" officeooo:rsid="000499ef" style:font-style-asian="italic" style:font-style-complex="italic"/>
    </style:style>
    <style:style style:name="T18" style:family="text">
      <style:text-properties fo:font-style="italic" officeooo:rsid="000d41cb" style:font-style-asian="italic" style:font-style-complex="italic"/>
    </style:style>
    <style:style style:name="T19" style:family="text">
      <style:text-properties fo:font-style="italic" officeooo:rsid="00115b8e" style:font-style-asian="italic" style:font-style-complex="italic"/>
    </style:style>
    <style:style style:name="T20" style:family="text">
      <style:text-properties fo:font-style="italic" officeooo:rsid="0014ca70" style:font-style-asian="italic" style:font-style-complex="italic"/>
    </style:style>
    <style:style style:name="T21" style:family="text">
      <style:text-properties fo:font-style="italic" officeooo:rsid="0016597f" style:font-style-asian="italic" style:font-style-complex="italic"/>
    </style:style>
    <style:style style:name="T22" style:family="text">
      <style:text-properties fo:font-style="italic" officeooo:rsid="001e9a64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02daa5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0d41cb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02b3d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02daa5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02ffc7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0499ef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05c24d" style:font-style-asian="italic" style:font-weight-asian="normal" style:font-style-complex="italic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05c7c9" style:font-weight-asian="normal" style:font-weight-complex="normal"/>
    </style:style>
    <style:style style:name="T34" style:family="text">
      <style:text-properties fo:font-weight="normal" officeooo:rsid="000862e9" style:font-weight-asian="normal" style:font-weight-complex="normal"/>
    </style:style>
    <style:style style:name="T35" style:family="text">
      <style:text-properties fo:font-weight="normal" officeooo:rsid="00087fdd" style:font-weight-asian="normal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0862e9" style:font-style-asian="normal" style:font-style-complex="normal"/>
    </style:style>
    <style:style style:name="T38" style:family="text">
      <style:text-properties fo:font-style="normal" officeooo:rsid="000d41cb" style:font-style-asian="normal" style:font-style-complex="normal"/>
    </style:style>
    <style:style style:name="T39" style:family="text">
      <style:text-properties fo:font-style="normal" officeooo:rsid="000d82fb" style:font-style-asian="normal" style:font-style-complex="normal"/>
    </style:style>
    <style:style style:name="T40" style:family="text">
      <style:text-properties fo:font-style="normal" officeooo:rsid="000e6908" style:font-style-asian="normal" style:font-style-complex="normal"/>
    </style:style>
    <style:style style:name="T41" style:family="text">
      <style:text-properties fo:font-style="normal" officeooo:rsid="00102b3d" style:font-style-asian="normal" style:font-style-complex="normal"/>
    </style:style>
    <style:style style:name="T42" style:family="text">
      <style:text-properties fo:font-style="normal" officeooo:rsid="001067db" style:font-style-asian="normal" style:font-style-complex="normal"/>
    </style:style>
    <style:style style:name="T43" style:family="text">
      <style:text-properties fo:font-style="normal" officeooo:rsid="0014ca70" style:font-style-asian="normal" style:font-style-complex="normal"/>
    </style:style>
    <style:style style:name="T44" style:family="text">
      <style:text-properties fo:font-style="normal" fo:font-weight="bold" officeooo:rsid="00102b3d" style:font-style-asian="normal" style:font-weight-asian="bold" style:font-style-complex="normal" style:font-weight-complex="bold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02daa5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02ffc7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0499ef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05c24d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087fd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0862e9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067db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02b3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15b8e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882a8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a4ec5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solid" style:text-underline-width="auto" style:text-underline-color="font-color" fo:font-weight="normal" officeooo:rsid="0002ffc7" style:font-style-asian="normal" style:font-weight-asian="normal" style:font-style-complex="normal" style:font-weight-complex="normal"/>
    </style:style>
    <style:style style:name="T58" style:family="text">
      <style:text-properties officeooo:rsid="0002daa5"/>
    </style:style>
    <style:style style:name="T59" style:family="text">
      <style:text-properties officeooo:rsid="0002ffc7"/>
    </style:style>
    <style:style style:name="T60" style:family="text">
      <style:text-properties officeooo:rsid="000715c3"/>
    </style:style>
    <style:style style:name="T61" style:family="text">
      <style:text-properties officeooo:rsid="00075ca0"/>
    </style:style>
    <style:style style:name="T62" style:family="text">
      <style:text-properties officeooo:rsid="00080377"/>
    </style:style>
    <style:style style:name="T63" style:family="text">
      <style:text-properties officeooo:rsid="000b51b1"/>
    </style:style>
    <style:style style:name="T64" style:family="text">
      <style:text-properties officeooo:rsid="000d41cb"/>
    </style:style>
    <style:style style:name="T65" style:family="text">
      <style:text-properties officeooo:rsid="00102b3d"/>
    </style:style>
    <style:style style:name="T66" style:family="text">
      <style:text-properties officeooo:rsid="001067db"/>
    </style:style>
    <style:style style:name="T67" style:family="text">
      <style:text-properties officeooo:rsid="001219fd"/>
    </style:style>
    <style:style style:name="T68" style:family="text">
      <style:text-properties officeooo:rsid="0014ca70"/>
    </style:style>
    <style:style style:name="T69" style:family="text">
      <style:text-properties officeooo:rsid="0016597f"/>
    </style:style>
    <style:style style:name="T70" style:family="text">
      <style:text-properties style:font-name="Ubuntu Mono"/>
    </style:style>
    <style:style style:name="T71" style:family="text">
      <style:text-properties style:font-name="Ubuntu Mono" fo:font-style="normal" style:font-style-asian="normal" style:font-style-complex="normal"/>
    </style:style>
    <style:style style:name="T72" style:family="text">
      <style:text-properties style:font-name="Ubuntu Mono" fo:font-style="normal" officeooo:rsid="000d41cb" style:font-style-asian="normal" style:font-style-complex="normal"/>
    </style:style>
    <style:style style:name="T73" style:family="text">
      <style:text-properties style:font-name="Ubuntu Mono" fo:font-style="italic" fo:font-weight="normal" style:font-style-asian="italic" style:font-weight-asian="normal" style:font-style-complex="italic" style:font-weight-complex="normal"/>
    </style:style>
    <style:style style:name="T74" style:family="text">
      <style:text-properties style:font-name="Ubuntu Mono" fo:font-style="italic" style:font-style-asian="italic" style:font-style-complex="italic"/>
    </style:style>
    <style:style style:name="T75" style:family="text">
      <style:text-properties style:font-name="Ubuntu Mono" fo:font-style="italic" officeooo:rsid="001e9a64" style:font-style-asian="italic" style:font-style-complex="italic"/>
    </style:style>
    <style:style style:name="T76" style:family="text">
      <style:text-properties style:font-name="Liberation Serif" fo:font-style="normal" officeooo:rsid="001a4ec5" fo:background-color="#ffffff" loext:char-shading-value="0" style:font-style-asian="normal" style:font-style-complex="normal"/>
    </style:style>
    <style:style style:name="T77" style:family="text">
      <style:text-properties style:font-name="Liberation Serif" fo:font-style="normal" fo:font-weight="normal" officeooo:rsid="001a4ec5" fo:background-color="#ffffff" loext:char-shading-value="0" style:font-style-asian="normal" style:font-weight-asian="normal" style:font-style-complex="normal" style:font-weight-complex="normal"/>
    </style:style>
    <style:style style:name="T78" style:family="text">
      <style:text-properties style:font-name="Liberation Serif" fo:font-style="normal" fo:font-weight="normal" officeooo:rsid="000715c3" fo:background-color="#ffffff" loext:char-shading-value="0" style:font-style-asian="normal" style:font-weight-asian="normal" style:font-style-complex="normal" style:font-weight-complex="normal"/>
    </style:style>
    <style:style style:name="T79" style:family="text">
      <style:text-properties style:font-name="Liberation Serif" fo:font-style="normal" fo:font-weight="normal" officeooo:rsid="000862e9" fo:background-color="#ffffff" loext:char-shading-value="0" style:font-style-asian="normal" style:font-weight-asian="normal" style:font-style-complex="normal" style:font-weight-complex="normal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Grupp 3 AGV protokoll</text:p>
      <text:h text:style-name="P51" text:outline-level="1"><text:span text:style-name="T1">Syntax</text:span></text:h>
      <text:p text:style-name="P30"><text:span text:style-name="T3">S</text:span><text:span text:style-name="T2">yntaxen är löst baserad på SCPI</text:span><text:span text:style-name="T10">(</text:span><text:a xlink:type="simple" xlink:href="http://rfmw.em.keysight.com/spdhelpfiles/33500/webhelp/US/Content/__I_SCPI/00 scpi_introduction.htm" text:style-name="Internet_20_link" text:visited-style-name="Visited_20_Internet_20_Link">länk</text:a><text:span text:style-name="T10">)</text:span><text:span text:style-name="T2"> och följer för det mesta dess syntax </text:span><text:span text:style-name="T10">och stil</text:span><text:span text:style-name="T2">.</text:span></text:p>
      <text:p text:style-name="P3">Alla kommandon skickas i form av en<text:span text:style-name="T58"> </text:span>str<text:span text:style-name="T59">ä</text:span>ng<text:note text:id="ftn0" text:note-class="footnote"><text:note-citation>1</text:note-citation><text:note-body><text:p text:style-name="P54">Alla strängar är ASCII kodade och avslutas med <text:span text:style-name="T15">“\r\n”</text:span><text:span text:style-name="T45">(carrier return och linefeed) </text:span>om inget annat anges. <text:span text:style-name="T69">Ordet text avser en sträng som inte avslutas med </text:span><text:span text:style-name="T15">“\r\n” </text:span><text:span text:style-name="T21">om inget annat anges.</text:span></text:p></text:note-body></text:note> med formatet <text:span text:style-name="T15">”cmd(?) (args...)\r</text:span><text:span text:style-name="T17">\n</text:span><text:span text:style-name="T15">”</text:span>. </text:p>
      <text:p text:style-name="P3"><text:span text:style-name="T23">Cmd</text:span><text:span text:style-name="T27"> </text:span><text:span text:style-name="T45">är kommando</text:span><text:span text:style-name="T46">identifieraren(en mer noggrann förklaring över strukturen av denna och lista nedan)</text:span><text:span text:style-name="T45">.</text:span></text:p>
      <text:p text:style-name="P27"><text:span text:style-name="T46">Alla kommandon har en </text:span><text:span text:style-name="T28">set</text:span><text:span text:style-name="T46"> och en </text:span><text:span text:style-name="T28">get</text:span><text:span text:style-name="T46"> operation men måste inte implementera båda. Om kommando identifieraren avslutas med ett '</text:span><text:span text:style-name="T24">?</text:span><text:span text:style-name="T28">'</text:span><text:span text:style-name="T46"> så är det ett </text:span><text:span text:style-name="T28">get</text:span><text:span text:style-name="T46"> kommando och kommer returnera en <text:s/>sträng innehållande ett eller flera värden. </text:span><text:span text:style-name="T47">Om kommandoidentifieraren </text:span><text:span text:style-name="T57">inte</text:span><text:span text:style-name="T47"> slutar med '?' så är det ett </text:span><text:span text:style-name="T29">set</text:span><text:span text:style-name="T47"> kommando och </text:span><text:span text:style-name="T48">ska returnera en <text:s/>sträng (vanligtvis tom, </text:span><text:span text:style-name="T30">”\r\n”</text:span><text:span text:style-name="T48">)</text:span><text:span text:style-name="T47">. Om ett kommando inte finns eller om </text:span><text:span text:style-name="T49">den saknar den önskade </text:span><text:span text:style-name="T31">get/set</text:span><text:span text:style-name="T49"> operationen så kommer en sträng med ett felmeddelande returneras. </text:span><text:span text:style-name="T50">K</text:span><text:span text:style-name="T49">ommando</text:span><text:span text:style-name="T51">identifieraren </text:span><text:span text:style-name="T50">som skickas är okänslig för små eller stora bokstäver.</text:span></text:p>
      <text:p text:style-name="P27"><text:span text:style-name="T55">Båda operationerna kan ta flera argument men </text:span><text:span text:style-name="T28">get </text:span><text:span text:style-name="T55">är argumentlös om inget annat anges. Överblivna argument ignoreras utan att <text:s/>generera ett felmeddelande.</text:span></text:p>
      <text:p text:style-name="P29"><text:span text:style-name="T50">O</text:span><text:span text:style-name="T45">m inget returneras inom 0.25s så får det antas som ett fel.</text:span></text:p>
      <text:p text:style-name="P6"><text:span text:style-name="T13">Args… </text:span><text:span text:style-name="T33">är en lista med sträng argument separerade med en eller flera mellanrum. Nummer och andra datatyper ska omvandlas till en sträng innan de används som argument, dvs ”-1.23E+5” och inte binär data.</text:span></text:p>
      <text:p text:style-name="P24"><text:span text:style-name="T32">Argument är ej okänsliga för små/stora bokstäver om inget annat anges.</text:span></text:p>
      <text:p text:style-name="P6"><text:span text:style-name="T33"/></text:p>
      <text:p text:style-name="P8"><text:span text:style-name="T33">K</text:span><text:span text:style-name="T32">ommando</text:span><text:span text:style-name="T34">identifieraren</text:span><text:span text:style-name="T32"> kan flera nivåer och de olika nivåerna separeras i så fall med '</text:span><text:span text:style-name="T27">:</text:span><text:span text:style-name="T32">', </text:span><text:span text:style-name="T34">stora bokstäver i k</text:span><text:span text:style-name="T32">ommando</text:span><text:span text:style-name="T34">identifieraren är nödvändig me</text:span><text:span text:style-name="T35">dans små är frivilliga</text:span><text:span text:style-name="T32">. </text:span><text:span text:style-name="T35"><text:s/></text:span></text:p>
      <text:p text:style-name="P7"><text:span text:style-name="T32">T.ex. </text:span><text:span text:style-name="T34">k</text:span><text:span text:style-name="T32">ommando</text:span><text:span text:style-name="T34">identifieraren</text:span><text:span text:style-name="T32"> </text:span><text:span text:style-name="T73">STArt</text:span><text:span text:style-name="T32"> under </text:span><text:span text:style-name="T73">NAVigation</text:span><text:span text:style-name="T32"> skrivs </text:span></text:p>
      <text:p text:style-name="P37"><text:span text:style-name="T32">”</text:span><text:span text:style-name="T27">NAVigation:STArt</text:span><text:span text:style-name="T32">” , </text:span><text:span text:style-name="T34">”NAV:STA”, nav:sta eller NaV:StA”</text:span></text:p>
      <text:p text:style-name="P10">Flera kommandon <text:span text:style-name="T62">inom samma nivå </text:span>kan skickas samtidigt om de separeras med ';', <text:span text:style-name="T62">nivån behöver ej repeteras och läggs till automatiskt för efterföljande kommandon</text:span>. <text:span text:style-name="T62">Ett kommando ur en annan nivå måste börja ”:” och sin nivå. Ett u</text:span><text:span text:style-name="T76">ndantag är speciella </text:span><text:span text:style-name="T77">k</text:span><text:span text:style-name="T78">ommando</text:span><text:span text:style-name="T79">identifieraren </text:span><text:span text:style-name="T77">som börjar med '*' som saknar nivåer och behöver därmed inte börja med ':'.</text:span></text:p>
      <text:p text:style-name="P9">T.ex kommandot <text:span text:style-name="T74">STArt</text:span><text:span text:style-name="T15"> f</text:span><text:span text:style-name="T36">öljt av </text:span><text:span text:style-name="T74">STOp</text:span><text:span text:style-name="T15"> </text:span><text:span text:style-name="T36">och </text:span><text:span text:style-name="T75">BATtery</text:span><text:span text:style-name="T15"> </text:span><text:span text:style-name="T16">kan skrivas</text:span><text:span text:style-name="T37">:</text:span></text:p>
      <text:p text:style-name="P38"><text:span text:style-name="T15">”NAV:STA</text:span><text:span text:style-name="T16"> 1 2 3</text:span><text:span text:style-name="T15">; STO </text:span><text:span text:style-name="T16">hammertime</text:span><text:span text:style-name="T15">; :SYS:</text:span><text:span text:style-name="T22">BAT</text:span><text:span text:style-name="T15">?</text:span><text:span text:style-name="T16">\r\n</text:span><text:span text:style-name="T15">”</text:span></text:p>
      <text:p text:style-name="P11">Och kommer returnera flera strängar:</text:p>
      <text:p text:style-name="P39">”Starting...\n\rStopping...\n\r1.092556<text:span text:style-name="T68">V</text:span>\n\r”</text:p>
      <text:h text:style-name="P53" text:outline-level="1"><text:span text:style-name="T3">Kommandon</text:span></text:h>
      <text:p text:style-name="P31"><text:span text:style-name="T9">Lista över kommandon med formatet ”</text:span><text:span text:style-name="T5">k</text:span><text:span text:style-name="T6">ommando</text:span><text:span text:style-name="T4">identifierare </text:span><text:span text:style-name="T7">&lt;argument namn</text:span><text:span text:style-name="T8">(,</text:span><text:span text:style-name="T7"> värdemängd</text:span><text:span text:style-name="T8">)</text:span><text:span text:style-name="T7">( = standard värde)&gt;...</text:span><text:span text:style-name="T2">”. </text:span><text:span text:style-name="T11">Om ett argument har ett standardvärde så är argumentet frivilligt.</text:span></text:p>
      <text:list xml:id="list2359141355351441379" text:style-name="L1">
        <text:list-item>
          <text:p text:style-name="P33">NAV<text:span text:style-name="T60">igation</text:span></text:p>
          <text:p text:style-name="P12"><text:span text:style-name="T60">I</text:span>nnehåller kommandon relaterade till navigation och körning. Saknar <text:span text:style-name="T15">set/get</text:span><text:span text:style-name="T36">.</text:span></text:p>
          <text:list>
            <text:list-item>
              <text:p text:style-name="P40"><text:span text:style-name="T3">STArt</text:span></text:p>
              <text:p text:style-name="P12"><text:span text:style-name="T25">Set:</text:span><text:span text:style-name="T18"> </text:span>Startar AGV:n och börjar att köra framåt tills att den hittar linjen.</text:p>
              <text:p text:style-name="P12">Saknar <text:span text:style-name="T15">get</text:span><text:span text:style-name="T36">.</text:span></text:p>
            </text:list-item>
            <text:list-item>
              <text:p text:style-name="P33">STOp</text:p>
              <text:p text:style-name="P13"><text:span text:style-name="T25">Set:</text:span><text:span text:style-name="T18"> </text:span>Stoppar AGV:n.</text:p>
              <text:p text:style-name="P12">Saknar <text:span text:style-name="T15">get</text:span><text:span text:style-name="T36">.</text:span></text:p>
            </text:list-item>
            <text:list-item>
              <text:p text:style-name="P4"><text:span text:style-name="T70">PICKup</text:span> <text:span text:style-name="T69">&lt;station, 0-3 = 0&gt; &lt;antal, 0-10 = 0&gt;</text:span></text:p>
              <text:p text:style-name="P13"><text:span text:style-name="T25">Set:</text:span><text:span text:style-name="T18"> </text:span>Ställer in var den ska plocka upp passagerare och hur många. Skriver över existerande order om <text:span text:style-name="T64">det finns </text:span>någon. <text:span text:style-name="T15">Antal = 0</text:span> kan användas för att avbryta en pickup order <text:span text:style-name="T64">i vilket fall </text:span><text:span text:style-name="T18">station</text:span><text:span text:style-name="T64"> ignoreras</text:span>.</text:p>
              <text:p text:style-name="P15"><text:span text:style-name="T12">Get:</text:span> <text:span text:style-name="T36">Returnerar ”&lt;station&gt; &lt;antal&gt;” </text:span><text:span text:style-name="T38">eller ”0 0” om ingen order finns eller klar.</text:span></text:p>
            </text:list-item>
            <text:list-item>
              <text:p text:style-name="P5"><text:span text:style-name="T70">DROPoff</text:span> <text:span text:style-name="T63">&lt;station, 0-3 = 0&gt; &lt;antal, 0-10 = 0&gt;</text:span></text:p>
              <text:p text:style-name="P21"><text:span text:style-name="T23">Set:</text:span><text:span text:style-name="T15"> </text:span>Ställer in var AGV:n ska lämna av passagerare och hur många. För övrigt identisk med <text:span text:style-name="T71">PICKup</text:span>. Båda kan användas samtidigt och kommer utföras beroende på vilken station som kommer först.</text:p>
              <text:p text:style-name="P16"><text:span text:style-name="T12">Get:</text:span> <text:span text:style-name="T38">Identisk med </text:span><text:span text:style-name="T72">PICKup</text:span><text:span text:style-name="T64">?</text:span></text:p>
            </text:list-item>
            <text:list-item>
              <text:p text:style-name="P20"><text:span text:style-name="T71">ROLe</text:span> &lt;<text:span text:style-name="T67">roll, </text:span>LEAD|FOLLOW<text:span text:style-name="T67">=LEAD</text:span>&gt;</text:p>
              <text:p text:style-name="P22"><text:span text:style-name="T23">Set:</text:span><text:span text:style-name="T15"> </text:span>Ställer in <text:span text:style-name="T65">om den ska leda eller följa. Standard är att leda.</text:span></text:p>
              <text:p text:style-name="P17"><text:span text:style-name="T12">Get:</text:span> <text:span text:style-name="T52">Returnerar </text:span>”<text:span text:style-name="T66">&lt;LEAD|FOLLOW&gt;</text:span>” <text:span text:style-name="T42">beroende på </text:span><text:span text:style-name="T43">vilket roll den har</text:span><text:span text:style-name="T42">.</text:span></text:p>
            </text:list-item>
            <text:list-item>
              <text:p text:style-name="P33">STATus</text:p>
              <text:p text:style-name="P21">Saknar <text:span text:style-name="T15">Set.</text:span></text:p>
              <text:p text:style-name="P18"><text:span text:style-name="T12">Get:</text:span><text:span text:style-name="T36"> </text:span><text:span text:style-name="T39">Returnerar ”&lt;tillstånd&gt; </text:span><text:span text:style-name="T40">&lt;info&gt;</text:span><text:span text:style-name="T39">” </text:span><text:span text:style-name="T41">enligt tabell</text:span><text:span text:style-name="T42">en</text:span><text:span text:style-name="T41">: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6">tillstånd</text:p>
          </table:table-cell>
          <table:table-cell table:style-name="Table1.A1" office:value-type="string">
            <text:p text:style-name="P47">Beskrivning</text:p>
          </table:table-cell>
          <table:table-cell table:style-name="Table1.C1" office:value-type="string">
            <text:p text:style-name="P48">info</text:p>
          </table:table-cell>
        </table:table-row>
        <table:table-row>
          <table:table-cell table:style-name="Table1.A2" office:value-type="string">
            <text:p text:style-name="P43">STOPPED</text:p>
          </table:table-cell>
          <table:table-cell table:style-name="Table1.A2" office:value-type="string">
            <text:p text:style-name="P43">AGV:n har ej fått start order.</text:p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STARTED</text:p>
          </table:table-cell>
          <table:table-cell table:style-name="Table1.A2" office:value-type="string">
            <text:p text:style-name="P43">AGV:n <text:s/>har startat och letar efter en linje</text:p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FOLLOWING</text:p>
          </table:table-cell>
          <table:table-cell table:style-name="Table1.A2" office:value-type="string">
            <text:p text:style-name="P43">AGV:n följer en annan AGV <text:span text:style-name="T66">på huvudväg</text:span></text:p>
          </table:table-cell>
          <table:table-cell table:style-name="Table1.C2" office:value-type="string">
            <text:p text:style-name="P44"><text:span text:style-name="T65">I</text:span>d på framförhållande AGV eller -1 om den ej hunnit ikapp/<text:span text:style-name="T65">ej ser skylt</text:span>.</text:p>
          </table:table-cell>
        </table:table-row>
        <text:soft-page-break/>
        <table:table-row>
          <table:table-cell table:style-name="Table1.A2" office:value-type="string">
            <text:p text:style-name="P43">LEADING</text:p>
          </table:table-cell>
          <table:table-cell table:style-name="Table1.A2" office:value-type="string">
            <text:p text:style-name="P45">AGV:n leder <text:span text:style-name="T66">på huvudväg</text:span></text:p>
          </table:table-cell>
          <table:table-cell table:style-name="Table1.C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4">STATION</text:p>
          </table:table-cell>
          <table:table-cell table:style-name="Table1.A2" office:value-type="string">
            <text:p text:style-name="P44">AGV:n är på en station</text:p>
          </table:table-cell>
          <table:table-cell table:style-name="Table1.C2" office:value-type="string">
            <text:p text:style-name="P44">”ENTER” <text:span text:style-name="T65">vid påfart, ”STOPPED” vid paus</text:span></text:p>
            <text:p text:style-name="P44">”<text:span text:style-name="T65">EXIT” vid avfart</text:span></text:p>
          </table:table-cell>
        </table:table-row>
      </table:table>
      <text:list xml:id="list131532232962792" text:continue-numbering="true" text:style-name="L1">
        <text:list-item>
          <text:list>
            <text:list-header>
              <text:p text:style-name="P18"><text:span text:style-name="T39"/></text:p>
            </text:list-header>
          </text:list>
        </text:list-item>
        <text:list-item>
          <text:p text:style-name="P33">SYS<text:span text:style-name="T61">tem</text:span></text:p>
          <text:p text:style-name="P14"><text:span text:style-name="T60">I</text:span>nnehåller kommandon relaterade till <text:span text:style-name="T65">system/diagnostik</text:span>. Saknar <text:span text:style-name="T15">set/get</text:span><text:span text:style-name="T36">. </text:span></text:p>
          <text:p text:style-name="P26"><text:span text:style-name="T36">Ej komplett.</text:span></text:p>
          <text:list>
            <text:list-item>
              <text:p text:style-name="P35"><text:span text:style-name="T36">EStop</text:span></text:p>
              <text:p text:style-name="P23"><text:span text:style-name="T23">Set:</text:span><text:span text:style-name="T15"> </text:span><text:span text:style-name="T19">Stannar </text:span><text:span text:style-name="T20">AGV:n </text:span><text:span text:style-name="T19">omedelbart</text:span><text:span text:style-name="T41">.</text:span></text:p>
              <text:p text:style-name="P19"><text:span text:style-name="T14">Get:</text:span><text:span text:style-name="T53"> </text:span><text:span text:style-name="T54">Returnerar ”&lt;TRUE|FALSE&gt;” beroende på om estop är aktiverat.</text:span></text:p>
            </text:list-item>
            <text:list-item>
              <text:p text:style-name="P36">BATtery</text:p>
              <text:p text:style-name="P25">Saknar <text:span text:style-name="T15">set.</text:span></text:p>
              <text:p text:style-name="P23"><text:span text:style-name="T26">Get:</text:span><text:span text:style-name="T53"> </text:span><text:span text:style-name="T54">Returnerar ”&lt;bat&gt;V” , där bat = batteri spänning.</text:span></text:p>
            </text:list-item>
          </text:list>
        </text:list-item>
        <text:list-item>
          <text:p text:style-name="P34"><text:span text:style-name="T54">*</text:span><text:span text:style-name="T56">IDN</text:span></text:p>
          <text:p text:style-name="P28"><text:span text:style-name="T41">S</text:span><text:span text:style-name="T36">aknar </text:span><text:span text:style-name="T15">set</text:span><text:span text:style-name="T36">.</text:span></text:p>
          <text:p text:style-name="P41"><text:span text:style-name="T44">Get:</text:span><text:span text:style-name="T53"> </text:span><text:span text:style-name="T54">Returnerar ”</text:span><text:span text:style-name="T56">AGV3 </text:span><text:span text:style-name="T54">”.</text:span></text:p>
        </text:list-item>
      </text:list>
      <text:p text:style-name="P2"/>
      <text:h text:style-name="P52" text:outline-level="1">Revision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9">1.0</text:p>
          </table:table-cell>
          <table:table-cell table:style-name="Table2.B1" office:value-type="string">
            <text:p text:style-name="P49">Första utkas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3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13:38.466902453</meta:creation-date>
    <dc:date>2017-04-11T13:15:31.256574828</dc:date>
    <meta:editing-duration>PT23M57S</meta:editing-duration>
    <meta:editing-cycles>5</meta:editing-cycles>
    <meta:generator>LibreOffice/4.4.6.3$Linux_X86_64 LibreOffice_project/40m0$Build-3</meta:generator>
    <meta:document-statistic meta:table-count="2" meta:image-count="0" meta:object-count="0" meta:page-count="3" meta:paragraph-count="73" meta:word-count="686" meta:character-count="4248" meta:non-whitespace-character-count="3658"/>
  </office:meta>
</office:document-meta>
</file>